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<text:span text:style-name="T2">Backend-focused Python Engineer and Systems Architect experienced building RESTful APIs, modular services, and data-driven workflows. Strong foundation in OOP, debugging, and performance-minded development with production discipline from mission-critical deployments.</text:span></text:p>
      <text:p text:style-name="Standard"><text:span text:style-name="T3">CORE SKILLS</text:span></text:p>
      <text:list text:style-name="WWNum1">
        <text:list-item>
          <text:p text:style-name="P2"><text:span text:style-name="T2">Python: APIs, services, tooling, scripting</text:span></text:p>
        </text:list-item>
        <text:list-item>
          <text:p text:style-name="P2"><text:span text:style-name="T2">Backend: REST, JSON, HTTP, request validation, error handling</text:span></text:p>
        </text:list-item>
        <text:list-item>
          <text:p text:style-name="P2"><text:span text:style-name="T2">Databases: SQLite, SQL fundamentals, relational modeling</text:span></text:p>
        </text:list-item>
        <text:list-item>
          <text:p text:style-name="P2"><text:span text:style-name="T2">Tools: Git, Docker, Windows/Linux</text:span></text:p>
        </text:list-item>
        <text:list-item>
          <text:p text:style-name="P2"><text:span text:style-name="T2">Engineering: OOP, data structures, debugging, logging</text:span></text:p>
        </text:list-item>
      </text:list>
      <text:p text:style-name="Standard"><text:span text:style-name="T3">FEATURED PYTHON PROJECT</text:span></text:p>
      <text:list text:continue-numbering="true" text:style-name="WWNum1">
        <text:list-item>
          <text:p text:style-name="P2"><text:span text:style-name="T2">Portable Translator — Python Backend &amp; API Services (GitHub: github.com/brianhannigan/translator)</text:span></text:p>
        </text:list-item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  <text:list-item>
          <text:p text:style-name="P2"><text:span text:style-name="T2">Integrated Tesseract OCR and local translation engines into modular, testable service boundaries.</text:span></text:p>
        </text:list-item>
        <text:list-item>
          <text:p text:style-name="P2"><text:span text:style-name="T2">Implemented logging, error handling, and process monitoring to improve reliability and debuggability.</text:span></text:p>
        </text:list-item>
        <text:list-item>
          <text:p text:style-name="P2"><text:span text:style-name="T2">Used Git for version control and iterative feature delivery; maintained clean repo organization and documentation.</text:span></text:p>
        </text:list-item>
      </text:list>
      <text:p text:style-name="Standard"><text:span text:style-name="T3">EXPERIENCE</text:span></text:p>
      <text:list text:continue-numbering="true" text:style-name="WWNum1">
        <text:list-item>
          <text:p text:style-name="P2"><text:span text:style-name="T2">UTRS, Inc — Technical Systems Engineer / Software Developer (2011–2025)</text:span></text:p>
        </text:list-item>
        <text:list-item>
          <text:p text:style-name="P2"><text:span text:style-name="T2">Built automation and support tooling; produced repeatable deployment workflows and documentation.</text:span></text:p>
        </text:list-item>
        <text:list-item>
          <text:p text:style-name="P2"><text:span text:style-name="T2">Delivered reliable systems under operational constraints; improved uptime through disciplined troubleshooting.</text:span></text:p>
        </text:list-item>
        <text:list-item>
          <text:p text:style-name="P2"><text:span text:style-name="T2">Supported secure configurations and compliance-aligned deployment standards.</text:span></text:p>
        </text:list-item>
      </text:list>
      <text:p text:style-name="Standard"><text:span text:style-name="T3">ADDITIONAL TECHNICAL STRENGTHS</text:span></text:p>
      <text:list text:continue-numbering="true" text:style-name="WWNum1">
        <text:list-item>
          <text:p text:style-name="P2"><text:span text:style-name="T2">Comfortable working across product + engineering stakeholders to ship maintainable backend capabilities.</text:span></text:p>
        </text:list-item>
        <text:list-item>
          <text:p text:style-name="P2"><text:span text:style-name="T2">Able to operate independently in remote environments; strong written communication and documentation habits.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.Ed., Special Education — New Jersey City University</text:span></text:p>
        </text:list-item>
        <text:list-item>
          <text:p text:style-name="P2"><text:span text:style-name="T2">B.S., Criminal Justice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 (plus continued professional development in GRC and cyber range lab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32" meta:word-count="271" meta:character-count="2180" meta:non-whitespace-character-count="1958"/>
    <meta:user-defined meta:name="AppVersion">14.0000</meta:user-defined>
    <meta:template xlink:type="simple" xlink:actuate="onRequest" xlink:title="Normal.dotm" xlink:href=""/>
  </office:meta>
</office:document-meta>
</file>